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13f" officeooo:paragraph-rsid="001c013f"/>
    </style:style>
    <style:style style:name="P2" style:family="paragraph" style:parent-style-name="Standard">
      <style:text-properties officeooo:rsid="001c013f" officeooo:paragraph-rsid="001c013f"/>
    </style:style>
    <style:style style:name="P3" style:family="paragraph" style:parent-style-name="Standard">
      <style:text-properties officeooo:rsid="001cf1b3" officeooo:paragraph-rsid="001cf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sider diff proteins between 6.5 - 8 </text:p>
      <text:p text:style-name="P1">find vanderwaal radii for diff amino acids </text:p>
      <text:p text:style-name="P1">so vanderwaal dist = vanderwaal radii for amino acid * 2 +(above distance) </text:p>
      <text:p text:style-name="P1">compare this with the dist given in vmd or rasmol </text:p>
      <text:p text:style-name="P1">find out best suited cutoff </text:p>
      <text:p text:style-name="P1">for c-beta , this will <text:s/>be 1.5 smaller than c-alpha </text:p>
      <text:p text:style-name="P1">further work will be sent later</text:p>
      <text:p text:style-name="P3">also plot slope of clust coeff vs cutoff and slope of avg deg vs cut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1:16:05.164541169</meta:creation-date>
    <dc:date>2016-06-09T12:32:43.054268211</dc:date>
    <meta:editing-duration>PT1H15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73" meta:character-count="389" meta:non-whitespace-character-count="317"/>
  </office:meta>
</office:document-meta>
</file>